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4" draw:id="id4" draw:layer="layout" svg:width="2.794cm" svg:height="1.905cm" svg:x="4.048cm" svg:y="3.7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794cm" svg:height="1.905cm" svg:x="10.525cm" svg:y="5.19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794cm" svg:height="1.905cm" svg:x="3.794cm" svg:y="10.6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794cm" svg:height="1.905cm" svg:x="11.16cm" svg:y="12.93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588cm" svg:y1="11.605cm" svg:x2="11.16cm" svg:y2="13.891cm" draw:start-shape="id1" draw:start-glue-point="10" draw:end-shape="id2" draw:end-glue-point="6" svg:d="m6588 11605 4572 2286">
          <text:p/>
        </draw:connector>
        <draw:connector draw:style-name="gr2" draw:text-style-name="P1" draw:layer="layout" draw:type="line" svg:x1="12.557cm" svg:y1="12.938cm" svg:x2="11.922cm" svg:y2="7.096cm" draw:start-shape="id2" draw:start-glue-point="4" draw:end-shape="id3" draw:end-glue-point="8" svg:d="m12557 12938-635-5842">
          <text:p/>
        </draw:connector>
        <draw:connector draw:style-name="gr2" draw:text-style-name="P1" draw:layer="layout" draw:type="line" svg:x1="6.842cm" svg:y1="4.747cm" svg:x2="10.525cm" svg:y2="6.144cm" draw:start-shape="id4" draw:start-glue-point="10" draw:end-shape="id3" draw:end-glue-point="6" svg:d="m6842 4747 3683 1397">
          <text:p/>
        </draw:connector>
        <draw:connector draw:style-name="gr2" draw:text-style-name="P1" draw:layer="layout" draw:type="line" svg:x1="6.179cm" svg:y1="10.931cm" svg:x2="10.934cm" svg:y2="6.817cm" draw:start-shape="id1" draw:start-glue-point="11" draw:end-shape="id3" draw:end-glue-point="7" svg:d="m6179 10931 4755-4114">
          <text:p/>
        </draw:connector>
        <draw:connector draw:style-name="gr2" draw:text-style-name="P1" draw:layer="layout" draw:type="line" svg:x1="5.445cm" svg:y1="5.699cm" svg:x2="5.191cm" svg:y2="10.652cm" draw:start-shape="id4" draw:start-glue-point="8" draw:end-shape="id1" draw:end-glue-point="4" svg:d="m5445 5699-254 4953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7T09:20:28</meta:creation-date>
    <meta:editing-duration>P0D</meta:editing-duration>
    <meta:editing-cycles>1</meta:editing-cycles>
    <meta:document-statistic meta:object-count="9"/>
    <meta:generator>LibreOffice/3.4$Unix LibreOffice_project/340m1$Build-302</meta:generator>
  </office:meta>
</office:document-meta>
</file>